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, 'Times New Roman'" svg:font-family="Lucidasans, 'Times New Roman'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3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4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3" style:parent-style-name="Standard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style:font-name="Arial" style:font-name-asian="Times New Roman" style:font-name-complex="Lucidasans, 'Times New Roman'" fo:font-weight="bold" style:font-weight-asian="bold" style:font-weight-complex="bold" fo:font-variant="small-caps" fo:font-size="10pt" style:font-size-asian="10pt" style:font-size-complex="10pt" fo:language="es" fo:country="ES"/>
    </style:style>
    <style:style style:name="P5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5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6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1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2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3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4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5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79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8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82" style:family="table-column">
      <style:table-column-properties style:column-width="2.375in" style:use-optimal-column-width="false"/>
    </style:style>
    <style:style style:name="TableColumn83" style:family="table-column">
      <style:table-column-properties style:column-width="2.0833in" style:use-optimal-column-width="false"/>
    </style:style>
    <style:style style:name="TableColumn84" style:family="table-column">
      <style:table-column-properties style:column-width="2.2597in" style:use-optimal-column-width="false"/>
    </style:style>
    <style:style style:name="Table81" style:family="table">
      <style:table-properties style:width="6.718in" fo:margin-left="0.0312in" table:align="left"/>
    </style:style>
    <style:style style:name="TableRow85" style:family="table-row">
      <style:table-row-properties style:row-height="0.2277in" style:use-optimal-row-height="false"/>
    </style:style>
    <style:style style:name="TableCell86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88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0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1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Row92" style:family="table-row">
      <style:table-row-properties style:row-height="0.234in"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8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P99" style:parent-style-name="Standard" style:family="paragraph">
      <style:paragraph-properties fo:text-align="center"/>
    </style:style>
    <style:style style:name="P100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02" style:family="table-column">
      <style:table-column-properties style:column-width="6.7145in" style:use-optimal-column-width="false"/>
    </style:style>
    <style:style style:name="Table101" style:family="table">
      <style:table-properties style:width="6.7145in" fo:margin-left="0.0312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05" style:parent-style-name="Standard" style:family="paragraph">
      <style:paragraph-properties style:snap-to-layout-grid="fals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07" style:family="table-column">
      <style:table-column-properties style:column-width="1.4076in" style:use-optimal-column-width="false"/>
    </style:style>
    <style:style style:name="TableColumn108" style:family="table-column">
      <style:table-column-properties style:column-width="4.7583in" style:use-optimal-column-width="false"/>
    </style:style>
    <style:style style:name="Table106" style:family="table">
      <style:table-properties style:width="6.1659in" fo:margin-left="0.0527in" table:align="left"/>
    </style:style>
    <style:style style:name="TableRow109" style:family="table-row">
      <style:table-row-properties style:min-row-height="0.2222in"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1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13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14" style:family="table-row">
      <style:table-row-properties style:min-row-height="0.2222in"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19" style:family="table-row">
      <style:table-row-properties style:min-row-height="0.2222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3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24" style:family="table-row">
      <style:table-row-properties style:min-row-height="0.2222in"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2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29" style:family="table-row">
      <style:table-row-properties style:min-row-height="0.2222in"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32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/>
    </style:style>
    <style:style style:name="T134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35" style:family="table-row">
      <style:table-row-properties style:min-row-height="0.2222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3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0" style:family="table-row">
      <style:table-row-properties style:min-row-height="0.2222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4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45" style:family="table-row">
      <style:table-row-properties style:min-row-height="0.2222in"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4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50" style:family="table-row">
      <style:table-row-properties style:min-row-height="0.2222in"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5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5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55" style:family="table-row">
      <style:table-row-properties style:min-row-height="0.2222in"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5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5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59" style:parent-style-name="Standard" style:family="paragraph">
      <style:paragraph-properties style:snap-to-layout-grid="false"/>
    </style:style>
    <style:style style:name="T16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T161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62" style:family="table-row">
      <style:table-row-properties style:min-row-height="0.2222in"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4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6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TableRow167" style:family="table-row">
      <style:table-row-properties style:min-row-height="0.2222in"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9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TableRow172" style:family="table-row">
      <style:table-row-properties style:min-row-height="0.2222in"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74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/>
      <style:text-properties style:font-name="Arial" fo:font-size="10pt" style:font-size-asian="10pt" style:font-size-complex="10pt" fo:language="es" fo:country="ES"/>
    </style:style>
    <style:style style:name="P177" style:parent-style-name="Standard" style:family="paragraph">
      <style:paragraph-properties fo:break-before="pag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79" style:family="table-column">
      <style:table-column-properties style:column-width="6.7145in" style:use-optimal-column-width="false"/>
    </style:style>
    <style:style style:name="Table178" style:family="table">
      <style:table-properties style:width="6.7145in" fo:margin-left="0.0312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82" style:parent-style-name="Standard" style:family="paragraph">
      <style:paragraph-properties style:snap-to-layout-grid="false"/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P183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 fo:language="es" fo:country="ES" style:language-asian="ar" style:country-asian="SA"/>
    </style:style>
    <style:style style:name="P184" style:parent-style-name="Standard" style:family="paragraph">
      <style:text-properties style:font-name="Arial" style:font-name-asian="Times New Roman" style:font-name-complex="Arial" fo:font-weight="bold" style:font-weight-asian="bold" style:font-weight-complex="bold" fo:font-variant="small-caps" fo:font-size="10pt" style:font-size-asian="10pt" style:font-size-complex="10pt" fo:language="es" fo:country="ES" style:language-asian="ar" style:country-asian="SA"/>
    </style:style>
    <style:style style:name="TableColumn186" style:family="table-column">
      <style:table-column-properties style:column-width="1.0138in" style:use-optimal-column-width="false"/>
    </style:style>
    <style:style style:name="TableColumn187" style:family="table-column">
      <style:table-column-properties style:column-width="5.152in" style:use-optimal-column-width="false"/>
    </style:style>
    <style:style style:name="Table185" style:family="table">
      <style:table-properties style:width="6.1659in" fo:margin-left="0.0527in" table:align="left"/>
    </style:style>
    <style:style style:name="TableRow188" style:family="table-row">
      <style:table-row-properties style:min-row-height="0.2222in" style:use-optimal-row-height="false"/>
    </style:style>
    <style:style style:name="TableCell18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90" style:parent-style-name="Título3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ar" style:country-asian="SA"/>
    </style:style>
    <style:style style:name="TableCell19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92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193" style:family="table-row">
      <style:table-row-properties style:min-row-height="0.2222in"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95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19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198" style:family="table-row">
      <style:table-row-properties style:min-row-height="0.2222in"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00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0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02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03" style:family="table-row">
      <style:table-row-properties style:min-row-height="0.2222in"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05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0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07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08" style:family="table-row">
      <style:table-row-properties style:min-row-height="0.2222in"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10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1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12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213" style:parent-style-name="Standard" style:family="paragraph">
      <style:paragraph-properties fo:break-before="page"/>
    </style:style>
    <style:style style:name="TableColumn215" style:family="table-column">
      <style:table-column-properties style:column-width="6.7145in" style:use-optimal-column-width="false"/>
    </style:style>
    <style:style style:name="Table214" style:family="table">
      <style:table-properties style:width="6.7145in" fo:margin-left="0.0312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18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19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21" style:family="table-column">
      <style:table-column-properties style:column-width="1.0138in" style:use-optimal-column-width="false"/>
    </style:style>
    <style:style style:name="TableColumn222" style:family="table-column">
      <style:table-column-properties style:column-width="5.152in" style:use-optimal-column-width="false"/>
    </style:style>
    <style:style style:name="Table220" style:family="table">
      <style:table-properties style:width="6.1659in" fo:margin-left="0.0527in" table:align="left"/>
    </style:style>
    <style:style style:name="TableRow223" style:family="table-row">
      <style:table-row-properties style:min-row-height="0.2222in" style:use-optimal-row-height="false"/>
    </style:style>
    <style:style style:name="TableCell22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25" style:parent-style-name="Numero" style:family="paragraph">
      <style:paragraph-properties style:snap-to-layout-grid="false"/>
    </style:style>
    <style:style style:name="T226" style:parent-style-name="Fuentedepárrafopredeter." style:family="text">
      <style:text-properties style:font-name="Arial" fo:font-size="10pt" style:font-size-asian="10pt" style:font-size-complex="10pt"/>
    </style:style>
    <style:style style:name="TableCell227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2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29" style:family="table-row">
      <style:table-row-properties style:min-row-height="0.2222in"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232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3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34" style:family="table-row">
      <style:table-row-properties style:min-row-height="0.2222in"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 fo:text-align="center"/>
    </style:style>
    <style:style style:name="T237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3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39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40" style:family="table-row">
      <style:table-row-properties style:min-row-height="0.2222in"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 fo:text-align="center"/>
    </style:style>
    <style:style style:name="T243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4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45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olumn247" style:family="table-column">
      <style:table-column-properties style:column-width="1.0138in" style:use-optimal-column-width="false"/>
    </style:style>
    <style:style style:name="TableColumn248" style:family="table-column">
      <style:table-column-properties style:column-width="5.152in" style:use-optimal-column-width="false"/>
    </style:style>
    <style:style style:name="Table246" style:family="table">
      <style:table-properties style:width="6.1659in" fo:margin-left="0.0527in" table:align="left"/>
    </style:style>
    <style:style style:name="TableRow249" style:family="table-row">
      <style:table-row-properties style:min-row-height="0.2222in" style:use-optimal-row-height="false"/>
    </style:style>
    <style:style style:name="TableCell250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51" style:parent-style-name="Numero" style:family="paragraph">
      <style:paragraph-properties style:snap-to-layout-grid="false"/>
    </style:style>
    <style:style style:name="T252" style:parent-style-name="Fuentedepárrafopredeter." style:family="text">
      <style:text-properties style:font-name="Arial" fo:font-size="10pt" style:font-size-asian="10pt" style:font-size-complex="10pt"/>
    </style:style>
    <style:style style:name="T253" style:parent-style-name="Fuentedepárrafopredeter." style:family="text">
      <style:text-properties style:font-name="Arial" fo:font-size="10pt" style:font-size-asian="10pt" style:font-size-complex="10pt"/>
    </style:style>
    <style:style style:name="TableCell254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55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56" style:family="table-row">
      <style:table-row-properties style:min-row-height="0.2222in"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ES" style:language-asian="ar" style:country-asian="SA"/>
    </style:style>
    <style:style style:name="TableCell259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60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61" style:family="table-row">
      <style:table-row-properties style:min-row-height="0.2222in"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63" style:parent-style-name="Standard" style:family="paragraph">
      <style:paragraph-properties style:snap-to-layout-grid="false" fo:text-align="center"/>
    </style:style>
    <style:style style:name="T264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6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66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67" style:family="table-row">
      <style:table-row-properties style:min-row-height="0.2222in"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69" style:parent-style-name="Standard" style:family="paragraph">
      <style:paragraph-properties style:snap-to-layout-grid="false" fo:text-align="center"/>
    </style:style>
    <style:style style:name="T27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7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72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273" style:parent-style-name="Standard" style:family="paragraph">
      <style:paragraph-properties fo:break-before="page"/>
    </style:style>
    <style:style style:name="TableColumn275" style:family="table-column">
      <style:table-column-properties style:column-width="6.7145in" style:use-optimal-column-width="false"/>
    </style:style>
    <style:style style:name="Table274" style:family="table">
      <style:table-properties style:width="6.7145in" fo:margin-left="0.0312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78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279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281" style:family="table-column">
      <style:table-column-properties style:column-width="1.0131in" style:use-optimal-column-width="false"/>
    </style:style>
    <style:style style:name="TableColumn282" style:family="table-column">
      <style:table-column-properties style:column-width="0.9687in" style:use-optimal-column-width="false"/>
    </style:style>
    <style:style style:name="TableColumn283" style:family="table-column">
      <style:table-column-properties style:column-width="4.1812in" style:use-optimal-column-width="false"/>
    </style:style>
    <style:style style:name="Table280" style:family="table">
      <style:table-properties style:width="6.1631in" fo:margin-left="0.0527in" table:align="left"/>
    </style:style>
    <style:style style:name="TableRow284" style:family="table-row">
      <style:table-row-properties style:min-row-height="0.2222in" style:use-optimal-row-height="false"/>
    </style:style>
    <style:style style:name="TableCell28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86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28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88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289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90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291" style:family="table-row">
      <style:table-row-properties style:min-row-height="0.2222in"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9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95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29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97" style:parent-style-name="Standard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Row298" style:family="table-row">
      <style:table-row-properties style:min-row-height="0.2222in"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00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0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02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0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0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P305" style:parent-style-name="Standard" style:family="paragraph">
      <style:paragraph-properties fo:break-before="page"/>
    </style:style>
    <style:style style:name="TableColumn307" style:family="table-column">
      <style:table-column-properties style:column-width="6.7145in" style:use-optimal-column-width="false"/>
    </style:style>
    <style:style style:name="Table306" style:family="table">
      <style:table-properties style:width="6.7145in" fo:margin-left="0.0312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10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311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313" style:family="table-column">
      <style:table-column-properties style:column-width="1.0138in" style:use-optimal-column-width="false"/>
    </style:style>
    <style:style style:name="TableColumn314" style:family="table-column">
      <style:table-column-properties style:column-width="5.152in" style:use-optimal-column-width="false"/>
    </style:style>
    <style:style style:name="Table312" style:family="table">
      <style:table-properties style:width="6.1659in" fo:margin-left="0.0527in" table:align="left"/>
    </style:style>
    <style:style style:name="TableRow315" style:family="table-row">
      <style:table-row-properties style:min-row-height="0.2222in" style:use-optimal-row-height="false"/>
    </style:style>
    <style:style style:name="TableCell31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17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18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19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320" style:family="table-row">
      <style:table-row-properties style:min-row-height="0.2222in"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22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2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24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olumn326" style:family="table-column">
      <style:table-column-properties style:column-width="6.7145in" style:use-optimal-column-width="false"/>
    </style:style>
    <style:style style:name="Table325" style:family="table">
      <style:table-properties style:width="6.7145in" fo:margin-left="0.0312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29" style:parent-style-name="Título5" style:family="paragraph">
      <style:paragraph-properties style:snap-to-layout-grid="false" fo:text-align="start" fo:margin-left="0.0986in">
        <style:tab-stops>
          <style:tab-stop style:type="left" style:position="0.0986in"/>
        </style:tab-stops>
      </style:paragraph-properties>
      <style:text-properties style:font-name="Arial" style:font-name-asian="Times New Roman" style:font-name-complex="Arial" fo:font-variant="small-caps" fo:font-size="10pt" style:font-size-asian="10pt" style:font-size-complex="10pt" fo:language="es" fo:country="ES" style:language-asian="ar" style:country-asian="SA"/>
    </style:style>
    <style:style style:name="P330" style:parent-style-name="Standard" style:family="paragraph">
      <style:paragraph-properties fo:margin-left="0.0986in">
        <style:tab-stops>
          <style:tab-stop style:type="left" style:position="0.0986in"/>
        </style:tab-stops>
      </style:paragraph-properties>
    </style:style>
    <style:style style:name="TableColumn332" style:family="table-column">
      <style:table-column-properties style:column-width="1.7027in" style:use-optimal-column-width="false"/>
    </style:style>
    <style:style style:name="TableColumn333" style:family="table-column">
      <style:table-column-properties style:column-width="0.984in" style:use-optimal-column-width="false"/>
    </style:style>
    <style:style style:name="TableColumn334" style:family="table-column">
      <style:table-column-properties style:column-width="3.4791in" style:use-optimal-column-width="false"/>
    </style:style>
    <style:style style:name="Table331" style:family="table">
      <style:table-properties style:width="6.1659in" fo:margin-left="0.0527in" table:align="left"/>
    </style:style>
    <style:style style:name="TableRow335" style:family="table-row">
      <style:table-row-properties style:min-row-height="0.2222in" style:use-optimal-row-height="false"/>
    </style:style>
    <style:style style:name="TableCell33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37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38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39" style:parent-style-name="Numero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340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4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fo:font-size="10pt" style:font-size-asian="10pt" style:font-size-complex="10pt"/>
    </style:style>
    <style:style style:name="TableRow342" style:family="table-row">
      <style:table-row-properties style:min-row-height="0.2222in"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44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4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46" style:parent-style-name="Standard" style:family="paragraph">
      <style:paragraph-properties style:snap-to-layout-grid="false" fo:text-align="center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  <style:style style:name="TableCell34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48" style:parent-style-name="Standard" style:family="paragraph">
      <style:paragraph-properties style:snap-to-layout-grid="false"/>
      <style:text-properties style:font-name="Arial" style:font-name-asian="Times New Roman" style:font-name-complex="Arial" fo:font-size="10pt" style:font-size-asian="10pt" style:font-size-complex="10pt" fo:language="es" fo:country="ES" style:language-asian="ar" style:country-asian="SA"/>
    </style:style>
  </office:automatic-styles>
  <office:body>
    <office:text text:use-soft-page-breaks="true">
      <text:p text:style-name="P1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CASO DE USO CUMG0001 –<text:s/>Incluir Amigos al Grupo de Amigos Creado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Elaboró: Gavasci, Martín<text:s/></text:p>
          </table:table-cell>
          <table:table-cell table:style-name="TableCell88">
            <text:p text:style-name="P89">Aprobó:</text:p>
          </table:table-cell>
          <table:table-cell table:style-name="TableCell90">
            <text:p text:style-name="P91">Revisó:</text:p>
          </table:table-cell>
        </table:table-row>
        <table:table-row table:style-name="TableRow92">
          <table:table-cell table:style-name="TableCell93">
            <text:p text:style-name="P94">Fecha: 23/04/2011</text:p>
          </table:table-cell>
          <table:table-cell table:style-name="TableCell95">
            <text:p text:style-name="P96">Fecha:</text:p>
          </table:table-cell>
          <table:table-cell table:style-name="TableCell97">
            <text:p text:style-name="P98">Fecha:</text:p>
          </table:table-cell>
        </table:table-row>
      </table:table>
      <text:p text:style-name="P99"/>
      <text:p text:style-name="P100"/>
      <table:table table:style-name="Table101">
        <table:table-columns>
          <table:table-column table:style-name="TableColumn102"/>
        </table:table-columns>
        <table:table-header-rows>
          <table:table-row table:style-name="TableRow103">
            <table:table-cell table:style-name="TableCell104">
              <text:p text:style-name="P105">Resumen<text:s/>Ejecutivo</text:p>
            </table:table-cell>
          </table:table-row>
        </table:table-header-rows>
      </table:table>
      <text:p text:style-name="Standard"/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h text:style-name="P111" text:outline-level="3">Código</text:h>
          </table:table-cell>
          <table:table-cell table:style-name="TableCell112">
            <text:p text:style-name="P113">CUMG0001</text:p>
          </table:table-cell>
        </table:table-row>
        <table:table-row table:style-name="TableRow114">
          <table:table-cell table:style-name="TableCell115">
            <text:h text:style-name="P116" text:outline-level="3">Paquete</text:h>
          </table:table-cell>
          <table:table-cell table:style-name="TableCell117">
            <text:p text:style-name="P118">General</text:p>
          </table:table-cell>
        </table:table-row>
        <table:table-row table:style-name="TableRow119">
          <table:table-cell table:style-name="TableCell120">
            <text:h text:style-name="P121" text:outline-level="3">Nombre</text:h>
          </table:table-cell>
          <table:table-cell table:style-name="TableCell122">
            <text:p text:style-name="P123">Incluir Amigos al Grupo de Amigos Creado</text:p>
          </table:table-cell>
        </table:table-row>
        <table:table-row table:style-name="TableRow124">
          <table:table-cell table:style-name="TableCell125">
            <text:h text:style-name="P126" text:outline-level="3">Versión</text:h>
          </table:table-cell>
          <table:table-cell table:style-name="TableCell127">
            <text:p text:style-name="P128">1.0</text:p>
          </table:table-cell>
        </table:table-row>
        <table:table-row table:style-name="TableRow129">
          <table:table-cell table:style-name="TableCell130">
            <text:h text:style-name="P131" text:outline-level="3">Prioridad</text:h>
          </table:table-cell>
          <table:table-cell table:style-name="TableCell132">
            <text:p text:style-name="P133"><text:span text:style-name="T134">Media</text:span></text:p>
          </table:table-cell>
        </table:table-row>
        <table:table-row table:style-name="TableRow135">
          <table:table-cell table:style-name="TableCell136">
            <text:h text:style-name="P137" text:outline-level="3">Confeccionó</text:h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h text:style-name="P142" text:outline-level="3">Relevó</text:h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h text:style-name="P147" text:outline-level="3">Revisó</text:h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h text:style-name="P152" text:outline-level="3">Descripción</text:h>
          </table:table-cell>
          <table:table-cell table:style-name="TableCell153">
            <text:p text:style-name="P154">Este caso de uso<text:s/>el usuario deberá agregar a los amigos que desee al grupo de amigos creado.</text:p>
          </table:table-cell>
        </table:table-row>
        <table:table-row table:style-name="TableRow155">
          <table:table-cell table:style-name="TableCell156">
            <text:h text:style-name="P157" text:outline-level="3">Actores</text:h>
          </table:table-cell>
          <table:table-cell table:style-name="TableCell158">
            <text:p text:style-name="P159"><text:span text:style-name="T160">Usuario:<text:s/></text:span><text:span text:style-name="T161">Quien crea el grupo.</text:span></text:p>
          </table:table-cell>
        </table:table-row>
        <table:table-row table:style-name="TableRow162">
          <table:table-cell table:style-name="TableCell163">
            <text:h text:style-name="P164" text:outline-level="3">Frecuencia</text:h>
          </table:table-cell>
          <table:table-cell table:style-name="TableCell165">
            <text:p text:style-name="P166">Diariamente</text:p>
          </table:table-cell>
        </table:table-row>
        <table:table-row table:style-name="TableRow167">
          <table:table-cell table:style-name="TableCell168">
            <text:h text:style-name="P169" text:outline-level="3">Comentarios</text:h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h text:style-name="P174" text:outline-level="3">Observaciones</text:h>
          </table:table-cell>
          <table:table-cell table:style-name="TableCell175">
            <text:p text:style-name="P176"/>
          </table:table-cell>
        </table:table-row>
      </table:table>
      <text:p text:style-name="P177"/>
      <table:table table:style-name="Table178">
        <table:table-columns>
          <table:table-column table:style-name="TableColumn179"/>
        </table:table-columns>
        <table:table-header-rows>
          <table:table-row table:style-name="TableRow180">
            <table:table-cell table:style-name="TableCell181">
              <text:p text:style-name="P182"><text:s/>Curso Normal</text:p>
            </table:table-cell>
          </table:table-row>
        </table:table-header-rows>
      </table:table>
      <text:p text:style-name="P183">l</text:p>
      <text:p text:style-name="P184"/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h text:style-name="P190" text:outline-level="3">Precondición</text:h>
          </table:table-cell>
          <table:table-cell table:style-name="TableCell191">
            <text:p text:style-name="P192">Crear Grupo de Amigos</text:p>
          </table:table-cell>
        </table:table-row>
        <table:table-row table:style-name="TableRow193">
          <table:table-cell table:style-name="TableCell194">
            <text:p text:style-name="P195">Nº</text:p>
          </table:table-cell>
          <table:table-cell table:style-name="TableCell196">
            <text:h text:style-name="P197" text:outline-level="3">Paso (Flujo de<text:s/>Sucesos)</text:h>
          </table:table-cell>
        </table:table-row>
        <table:table-row table:style-name="TableRow198">
          <table:table-cell table:style-name="TableCell199">
            <text:p text:style-name="P200">1</text:p>
          </table:table-cell>
          <table:table-cell table:style-name="TableCell201">
            <text:p text:style-name="P202">El usuario selecciona el/los amigos que desea incluir en el grupo.</text:p>
          </table:table-cell>
        </table:table-row>
        <table:table-row table:style-name="TableRow203">
          <table:table-cell table:style-name="TableCell204">
            <text:p text:style-name="P205">2</text:p>
          </table:table-cell>
          <table:table-cell table:style-name="TableCell206">
            <text:p text:style-name="P207">El usuario<text:s/>confirma la selección.</text:p>
          </table:table-cell>
        </table:table-row>
        <table:table-row table:style-name="TableRow208">
          <table:table-cell table:style-name="TableCell209">
            <text:p text:style-name="P210">3</text:p>
          </table:table-cell>
          <table:table-cell table:style-name="TableCell211">
            <text:p text:style-name="P212">El usuario selecciona los permisos que desea otorgarle al grupo.</text:p>
          </table:table-cell>
        </table:table-row>
      </table:table>
      <text:p text:style-name="P213"/>
      <table:table table:style-name="Table214">
        <table:table-columns>
          <table:table-column table:style-name="TableColumn215"/>
        </table:table-columns>
        <table:table-header-rows>
          <table:table-row table:style-name="TableRow216">
            <table:table-cell table:style-name="TableCell217">
              <text:h text:style-name="P218" text:outline-level="5">Subflujos</text:h>
            </table:table-cell>
          </table:table-row>
        </table:table-header-rows>
      </table:table>
      <text:p text:style-name="P219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<text:span text:style-name="T226">sf 1.1</text:span></text:p>
          </table:table-cell>
          <table:table-cell table:style-name="TableCell227">
            <text:h text:style-name="P228" text:outline-level="3">&lt;Nombre Subflujo&gt;</text:h>
          </table:table-cell>
        </table:table-row>
        <table:table-row table:style-name="TableRow229">
          <table:table-cell table:style-name="TableCell230">
            <text:p text:style-name="P231">N°</text:p>
          </table:table-cell>
          <table:table-cell table:style-name="TableCell232">
            <text:h text:style-name="P233" text:outline-level="3">Paso</text:h>
          </table:table-cell>
        </table:table-row>
        <table:table-row table:style-name="TableRow234">
          <table:table-cell table:style-name="TableCell235">
            <text:p text:style-name="P236"><text:span text:style-name="T237">1.1.1</text:span>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<text:span text:style-name="T243">1.1.2</text:span></text:p>
          </table:table-cell>
          <table:table-cell table:style-name="TableCell244">
            <text:p text:style-name="P245"/>
          </table:table-cell>
        </table:table-row>
      </table:table>
      <text:p text:style-name="Standard"/>
      <table:table table:style-name="Table246">
        <table:table-columns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<text:span text:style-name="T252">sf</text:span><text:span text:style-name="T253"><text:s/>2.1</text:span></text:p>
          </table:table-cell>
          <table:table-cell table:style-name="TableCell254">
            <text:h text:style-name="P255" text:outline-level="3">&lt;Nombre Subflujo&gt;</text:h>
          </table:table-cell>
        </table:table-row>
        <table:table-row table:style-name="TableRow256">
          <table:table-cell table:style-name="TableCell257">
            <text:p text:style-name="P258">N°</text:p>
          </table:table-cell>
          <table:table-cell table:style-name="TableCell259">
            <text:h text:style-name="P260" text:outline-level="3">Paso</text:h>
          </table:table-cell>
        </table:table-row>
        <table:table-row table:style-name="TableRow261">
          <table:table-cell table:style-name="TableCell262">
            <text:p text:style-name="P263"><text:span text:style-name="T264">2.1.1</text:span>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<text:span text:style-name="T270">2.1.3</text:span></text:p>
          </table:table-cell>
          <table:table-cell table:style-name="TableCell271">
            <text:p text:style-name="P272"/>
          </table:table-cell>
        </table:table-row>
      </table:table>
      <text:p text:style-name="P273"/>
      <table:table table:style-name="Table274">
        <table:table-columns>
          <table:table-column table:style-name="TableColumn275"/>
        </table:table-columns>
        <table:table-header-rows>
          <table:table-row table:style-name="TableRow276">
            <table:table-cell table:style-name="TableCell277">
              <text:h text:style-name="P278" text:outline-level="5">Consideraciones de diseño</text:h>
            </table:table-cell>
          </table:table-row>
        </table:table-header-rows>
      </table:table>
      <text:p text:style-name="P279"/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>Cod</text:p>
          </table:table-cell>
          <table:table-cell table:style-name="TableCell287">
            <text:p text:style-name="P288">Nombre</text:p>
          </table:table-cell>
          <table:table-cell table:style-name="TableCell289">
            <text:h text:style-name="P290" text:outline-level="3">Descripción</text:h>
          </table:table-cell>
        </table:table-row>
        <table:table-row table:style-name="TableRow291">
          <table:table-cell table:style-name="TableCell292">
            <text:p text:style-name="P293">cd 2.1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cd 2.2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</table:table>
      <text:p text:style-name="P305"/>
      <table:table table:style-name="Table306">
        <table:table-columns>
          <table:table-column table:style-name="TableColumn307"/>
        </table:table-columns>
        <table:table-header-rows>
          <table:table-row table:style-name="TableRow308">
            <table:table-cell table:style-name="TableCell309">
              <text:h text:style-name="P310" text:outline-level="5">Observaciones</text:h>
            </table:table-cell>
          </table:table-row>
        </table:table-header-rows>
      </table:table>
      <text:p text:style-name="P311"/>
      <table:table table:style-name="Table312">
        <table:table-columns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Cod</text:p>
          </table:table-cell>
          <table:table-cell table:style-name="TableCell318">
            <text:h text:style-name="P319" text:outline-level="3">Descripción</text:h>
          </table:table-cell>
        </table:table-row>
        <table:table-row table:style-name="TableRow320">
          <table:table-cell table:style-name="TableCell321">
            <text:p text:style-name="P322">{Ob n}</text:p>
          </table:table-cell>
          <table:table-cell table:style-name="TableCell323">
            <text:p text:style-name="P324"/>
          </table:table-cell>
        </table:table-row>
      </table:table>
      <text:p text:style-name="Standard"/>
      <table:table table:style-name="Table325">
        <table:table-columns>
          <table:table-column table:style-name="TableColumn326"/>
        </table:table-columns>
        <table:table-header-rows>
          <table:table-row table:style-name="TableRow327">
            <table:table-cell table:style-name="TableCell328">
              <text:h text:style-name="P329" text:outline-level="5">Documentación anexa</text:h>
            </table:table-cell>
          </table:table-row>
        </table:table-header-rows>
      </table:table>
      <text:p text:style-name="P330"/>
      <table:table table:style-name="Table331">
        <table:table-columns>
          <table:table-column table:style-name="TableColumn332"/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P337">Nombre</text:p>
          </table:table-cell>
          <table:table-cell table:style-name="TableCell338">
            <text:p text:style-name="P339">Tipo</text:p>
          </table:table-cell>
          <table:table-cell table:style-name="TableCell340">
            <text:h text:style-name="P341" text:outline-level="3">Nombre/Lugar</text:h>
          </table:table-cell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 Condensed" svg:font-family="DejaVu Sans Condensed" style:font-family-generic="system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, 'Times New Roman'" svg:font-family="Lucidasans, 'Times New Roman'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 Condensed" style:font-name-complex="DejaVu Sans Condensed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/>
      <style:text-properties style:font-name="Tahoma" fo:color="#0000FF" fo:language="es" fo:country="ES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style:font-name="Tahoma" fo:font-weight="bold" style:font-weight-asian="bold" fo:language="es" fo:country="ES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-asian="DejaVu Sans"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 Condensed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umero" style:display-name="Numero" style:family="paragraph" style:parent-style-name="Título3" style:default-outline-level="3">
      <style:paragraph-properties fo:text-align="center"/>
      <style:text-properties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ableContents" style:display-name="Table Contents" style:family="paragraph" style:parent-style-name="Textbody"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18in"/>
      </style:header-style>
      <style:footer-style>
        <style:header-footer-properties style:dynamic-spacing="true" fo:min-height="0.3812in"/>
      </style:footer-style>
    </style:page-layout>
    <style:style style:name="TableColumn3" style:family="table-column">
      <style:table-column-properties style:column-width="2.375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2.2597in" style:use-optimal-column-width="false"/>
    </style:style>
    <style:style style:name="Table2" style:family="table">
      <style:table-properties style:width="6.718in" fo:margin-left="0.0312in" table:align="left"/>
    </style:style>
    <style:style style:name="TableRow6" style:family="table-row">
      <style:table-row-properties style:row-height="0.375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style:snap-to-layout-grid="false" fo:text-align="center"/>
      <style:text-properties style:font-name="Arial" style:font-name-complex="Lucidasans, 'Times New Roman'" fo:font-size="10pt" style:font-size-asian="10pt" style:font-size-complex="10pt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 fo:text-align="center" fo:margin-bottom="0in"/>
      <style:text-properties style:font-name="Arial" style:font-name-complex="Lucidasans, 'Times New Roman'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P12" style:parent-style-name="TableContents" style:family="paragraph">
      <style:paragraph-properties style:snap-to-layout-grid="false" fo:margin-bottom="0in"/>
    </style:style>
    <style:style style:name="T13" style:parent-style-name="Fuentedepárrafopredeter." style:family="text">
      <style:text-properties style:font-name="Arial" style:font-name-complex="Lucidasans, 'Times New Roman'" fo:font-size="10pt" style:font-size-asian="10pt" style:font-size-complex="10pt"/>
    </style:style>
    <style:style style:name="P14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P15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P16" style:parent-style-name="TableContents" style:family="paragraph">
      <style:paragraph-properties style:snap-to-layout-grid="false" fo:margin-bottom="0in"/>
      <style:text-properties style:font-name="Arial" style:font-name-complex="Lucidasans, 'Times New Roman'" fo:font-size="10pt" style:font-size-asian="10pt" style:font-size-complex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" style:parent-style-name="TableContents" style:family="paragraph">
      <style:paragraph-properties style:snap-to-layout-grid="false"/>
      <style:text-properties style:font-name="Arial" style:font-name-complex="Lucidasans, 'Times New Roman'" fo:font-size="10pt" style:font-size-asian="10pt" style:font-size-complex="10pt"/>
    </style:style>
    <style:style style:name="TableRow20" style:family="table-row">
      <style:table-row-properties style:min-row-height="0.1631in"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Standard" style:family="paragraph">
      <style:paragraph-properties style:snap-to-layout-grid="false">
        <style:tab-stops>
          <style:tab-stop style:type="center" style:position="3.3208in"/>
          <style:tab-stop style:type="left" style:position="4.9895in"/>
        </style:tab-stops>
      </style:paragraph-properties>
    </style:style>
    <style:style style:name="T23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4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5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6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7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8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T29" style:parent-style-name="Fuentedepárrafopredeter." style:family="text">
      <style:text-properties style:font-name="Arial" style:font-name-asian="HG Mincho Light J" style:font-name-complex="Lucidasans, 'Times New Roman'" fo:font-weight="bold" style:font-weight-asian="bold" style:font-weight-complex="bold" fo:color="#000000" fo:font-size="10pt" style:font-size-asian="10pt" style:font-size-complex="10pt" fo:language="es" fo:country="ES"/>
    </style:style>
    <style:style style:name="P30" style:parent-style-name="Piedepágina" style:family="paragraph">
      <style:paragraph-properties fo:text-align="end"/>
    </style:style>
    <style:style style:name="T31" style:parent-style-name="Fuentedepárrafopredeter." style:family="text">
      <style:text-properties style:font-name="Arial" fo:font-size="10pt" style:font-size-asian="10pt" style:font-size-complex="10pt"/>
    </style:style>
    <style:style style:name="T32" style:parent-style-name="Fuentedepárrafopredeter." style:family="text">
      <style:text-properties fo:font-size="10pt" style:font-size-asian="10pt" style:font-size-complex="10pt"/>
    </style:style>
    <style:style style:name="T33" style:parent-style-name="Fuentedepárrafopredeter." style:family="text">
      <style:text-properties style:font-name="Arial" fo:font-size="10pt" style:font-size-asian="10pt" style:font-size-complex="10pt"/>
    </style:style>
    <style:style style:name="T34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/>
            </table:table-cell>
            <table:table-cell table:style-name="TableCell9" table:number-rows-spanned="2">
              <text:p text:style-name="P10">Especificación de Casos de Uso</text:p>
            </table:table-cell>
            <table:table-cell table:style-name="TableCell11">
              <text:p text:style-name="P12"><text:span text:style-name="T13">Código: CUMG001</text:span></text:p>
              <text:p text:style-name="P14"/>
              <text:p text:style-name="P15"/>
              <text:p text:style-name="P16"/>
            </table:table-cell>
          </table:table-row>
          <table:table-row table:style-name="TableRow17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8">
              <text:p text:style-name="P19">Versión 1.0</text:p>
            </table:table-cell>
          </table:table-row>
          <table:table-row table:style-name="TableRow20">
            <table:table-cell table:style-name="TableCell21" table:number-columns-spanned="3">
              <text:p text:style-name="P22"><text:span text:style-name="T23"><text:tab/></text:span><text:span text:style-name="T24">Caso</text:span><text:span text:style-name="T25"><text:s/>de</text:span><text:span text:style-name="T26"><text:s/>Uso</text:span><text:span text:style-name="T27"><text:s/></text:span><text:span text:style-name="T28">Incluir Amigos al Grupo de Amigos Creado</text:span><text:span text:style-name="T29"><text:tab/>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P30"><text:span text:style-name="T31">Página<text:s/></text:span><text:span text:style-name="T32"><text:page-number text:fixed="false">1</text:page-number></text:span><text:span text:style-name="T33"><text:s/>de<text:s/></text:span><text:span text:style-name="T3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ASO DE USO CUGE0001 - ADMINISTRAR INFORMACION DE REFERENCIA</dc:title>
    <meta:initial-creator>Silice</meta:initial-creator>
    <dc:creator>tinchogava</dc:creator>
    <meta:creation-date>2011-04-24T04:42:00Z</meta:creation-date>
    <dc:date>2011-04-24T04:47:00Z</dc:date>
    <meta:print-date>2009-04-20T17:18:00Z</meta:print-date>
    <meta:template xlink:href="Normal" xlink:type="simple"/>
    <meta:editing-cycles>6</meta:editing-cycles>
    <meta:editing-duration>PT30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6" meta:paragraph-count="2" meta:word-count="168" meta:character-count="1094" meta:row-count="7" meta:non-whitespace-character-count="928"/>
  </office:meta>
</office:document-meta>
</file>